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bottom="10.00pt"/>
    </style:style>
    <style:style style:name="P4" style:family="paragraph">
      <style:paragraph-properties fo:line-height="115.00%" fo:text-align="left" fo:margin-bottom="10.00pt"/>
    </style:style>
    <style:style style:name="P5" style:family="paragraph">
      <style:paragraph-properties fo:line-height="115.00%" fo:text-align="left" fo:margin-bottom="10.00pt"/>
    </style:style>
  </office:automatic-styles>
  <office:body>
    <office:text>
      <text:p text:style-name="P1"><text:span text:style-name="T1">Equals()<text:s text:c="2"/>method and<text:s text:c="2"/>"=="<text:s text:c="2"/>operator difference:</text:span></text:p>
      <text:p text:style-name="P1"><text:span text:style-name="T1">-------------------------------------------------------------</text:span></text:p>
      <text:p text:style-name="P1"><text:span text:style-name="T1"><text:tab/>"==" operator can compare both primitive type and object. it ll compare based on memory reference of two objects.</text:span></text:p>
      <text:p text:style-name="P1"><text:span text:style-name="T1"><text:tab/>equals() method is there in java.lang.Object class. it ll compare only objects.it ll compare objects based on the business logic we written for equals method.<text:s text:c="2"/>Default implemetation of equals() method in Object class is similar to "==" equality operator. </text:span></text:p>
      <text:p text:style-name="P1"><text:span text:style-name="T2"/></text:p>
      <text:p text:style-name="P1"><text:span text:style-name="T2">Need of overriding equlas and hashcode method:</text:span></text:p>
      <text:p text:style-name="P1"><text:span text:style-name="T2">----------------------------------------------------------------</text:span></text:p>
      <text:p text:style-name="P1"><text:span text:style-name="T2"><text:s/>equals and hashcode method are mainly used in hash based collections for eg: hashmap and hashtable. </text:span></text:p>
      <text:p text:style-name="P1"><text:span text:style-name="T2">the general contract of hashcode method:</text:span></text:p>
      <text:p text:style-name="P1"><text:span text:style-name="T2">1.Whenever it is invoked on the same object more than once during an execution of a Java application, the hashCode method must consistently return the same integer,</text:span></text:p>
      <text:p text:style-name="P1"><text:span text:style-name="T2">2.If two objects are equal according to the equals(Object) method, then calling the hashCode method on each of the two objects must produce the same integer result.</text:span></text:p>
      <text:p text:style-name="P1"><text:span text:style-name="T2">3.It is not required that if two objects are unequal according to the equals(java.lang.Object) method, then calling the hashCode method on each of the two objects must produce distinct integer results. </text:span></text:p>
      <text:p text:style-name="P1"><text:span text:style-name="T2">we are using hashcode method to find a bucket(array location) in array for storing object in collections. as per the contract, two different object can have the same hashcode and<text:s text:c="2"/>same object should have the same hashcode. in that scenario<text:s text:c="2"/>we will use equals mathod to store the object. if equals method return true the old obejct will be replaced by the new one. otherwise linked list datastructure will come into the picture.<text:s text:c="2"/>new object will<text:s text:c="2"/>be added at the end of linked list structure.</text:span></text:p>
      <text:p text:style-name="P2"><text:span text:style-name="T2">what if we doesnot override the equals and hashcide method:</text:span></text:p>
      <text:p text:style-name="P2"><text:span text:style-name="T2">JVM assigns unique hashcode value to each object when they are created in memory and if developers don’t override the hashcode method then there is no way the two object returns same hashcode value. </text:span></text:p>
      <text:p text:style-name="P2"><text:span text:style-name="T2">Duplicate objects are added in Hashmap as a key (Because we have not overided the hashcode and equals method)</text:span></text:p>
      <text:p text:style-name="P2"><text:span text:style-name="T2">We are not able to get back object from map (Because hashcode is not implemented)</text:span></text:p>
      <text:p text:style-name="P3"><text:span text:style-name="T2"/></text:p>
      <text:p text:style-name="P3"><text:span text:style-name="T2">why do we need to override hashcode method if we override equals method:</text:span></text:p>
      <text:p text:style-name="P3"><text:span text:style-name="T2">-------------------------------------------------------------------------------------------------</text:span></text:p>
      <text:p text:style-name="P3"><text:span text:style-name="T2">public class CustomerID {</text:span></text:p>
      <text:p text:style-name="P3"><text:span text:style-name="T2"><text:s text:c="2"/>private long crmID;</text:span></text:p>
      <text:p text:style-name="P3"><text:span text:style-name="T2"><text:s text:c="2"/>private int nameSpace;</text:span></text:p>
      <text:p text:style-name="P3"><text:span text:style-name="T2"/></text:p>
      <text:p text:style-name="P3"><text:span text:style-name="T2"><text:s text:c="2"/>public CustomerID(long crmID, int nameSpace) {</text:span></text:p>
      <text:p text:style-name="P3"><text:span text:style-name="T2"><text:s text:c="4"/>super();</text:span></text:p>
      <text:p text:style-name="P3"><text:span text:style-name="T2"><text:s text:c="4"/>this.crmID = crmID;</text:span></text:p>
      <text:p text:style-name="P3"><text:span text:style-name="T2"><text:s text:c="4"/>this.nameSpace = nameSpace;</text:span></text:p>
      <text:p text:style-name="P3"><text:span text:style-name="T2"><text:s text:c="2"/>}</text:span></text:p>
      <text:p text:style-name="P3"><text:span text:style-name="T2"/></text:p>
      <text:p text:style-name="P3"><text:span text:style-name="T2"><text:s text:c="2"/>public boolean equals(Object obj) {</text:span></text:p>
      <text:p text:style-name="P3"><text:span text:style-name="T2"><text:s text:c="4"/>return<text:s text:c="2"/>this.crmID == ((CustomerID) obj).crmID &amp;&amp;</text:span></text:p>
      <text:p text:style-name="P3"><text:span text:style-name="T2"><text:s text:c="12"/>this.nameSpace == ((CustomerID) obj).nameSpace;</text:span></text:p>
      <text:p text:style-name="P3"><text:span text:style-name="T2"><text:s text:c="2"/>}</text:span></text:p>
      <text:p text:style-name="P3"><text:span text:style-name="T2"/></text:p>
      <text:p text:style-name="P3"><text:span text:style-name="T2"><text:s text:c="2"/>public static void main(String[] args) {</text:span></text:p>
      <text:p text:style-name="P3"><text:span text:style-name="T2"><text:s text:c="4"/>Map m = new HashMap();</text:span></text:p>
      <text:p text:style-name="P3"><text:span text:style-name="T2"><text:s text:c="4"/>m.put(new CustomerID(2345891234L,0),"Jeff Smith");</text:span></text:p>
      <text:p text:style-name="P3"><text:span text:style-name="T2"><text:s text:c="4"/>System.out.println(m.get(new CustomerID(2345891234L,0)));</text:span></text:p>
      <text:p text:style-name="P3"><text:span text:style-name="T2"><text:s text:c="2"/>}</text:span></text:p>
      <text:p text:style-name="P3"><text:span text:style-name="T2"/></text:p>
      <text:p text:style-name="P3"><text:span text:style-name="T2">}</text:span></text:p>
      <text:p text:style-name="P3"><text:span text:style-name="T2">Compile and run the above code, the output result is</text:span></text:p>
      <text:p text:style-name="P3"><text:span text:style-name="T2">null</text:span></text:p>
      <text:p text:style-name="P3"><text:span text:style-name="T2">What is wrong? The two instances of CustomerID are logically equal according to the class's equals method. Because the hashCode() method is not overridden, these two instances' identities are not in common to the default hashCode implementation. Therefore, the Object.hashCode returns two seemingly random numbers instead of two equal numbers. Such behavior violates "Equal objects must have equal hash codes" rule defined in the hashCode contract.</text:span></text:p>
      <text:p text:style-name="P3"><text:span text:style-name="T2"/></text:p>
      <text:p text:style-name="P4"><text:span text:style-name="T2">Autoboxing and unboxing:</text:span></text:p>
      <text:p text:style-name="P4"><text:span text:style-name="T2">-----------------------------------</text:span></text:p>
      <text:p text:style-name="P4"><text:span text:style-name="T2">it was introduced in java 1.5 to automatically convert primitive type to object or wrapper class.</text:span></text:p>
      <text:p text:style-name="P4"><text:span text:style-name="T2">when we assign a primitive value to a non-primitive type or when we pass a prmitive value to the merhod which has the non primitive type arguments:</text:span></text:p>
      <text:p text:style-name="P4"><text:span text:style-name="T2">before java 1.5 we need to convert them to object and then oly we can do the assignment or method invacation.</text:span></text:p>
      <text:p text:style-name="P4"><text:span text:style-name="T2">after java 1.5, java compiler will do the conversion automatically.</text:span></text:p>
      <text:p text:style-name="P4"><text:span text:style-name="T2">(1) Compiler uses valueOf() method to convert primitive to Object and uses intValue(), doubleValue() etc to get primitive value from Object.</text:span></text:p>
      <text:p text:style-name="P4"><text:span text:style-name="T2">2)<text:s text:c="2"/>During autoboxing boolean is converted to Boolean, byte to Byte, char converted to Character, float changes to Float, int goes to Integer, long goes to Long and short converts to Short, while in unboxing opposite happens like Float to float.</text:span></text:p>
      <text:p text:style-name="P4"><text:span text:style-name="T2"/></text:p>
      <text:p text:style-name="P4"><text:span text:style-name="T2"/></text:p>
      <text:p text:style-name="P4"><text:span text:style-name="T2"/></text:p>
      <text:p text:style-name="P5"><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